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URW Bookman L" svg:font-family="'URW Bookman 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Open Sans Light" svg:font-family="'Open Sans Light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style:font-name="Open Sans Light" officeooo:rsid="001eec71" officeooo:paragraph-rsid="001eec71"/>
    </style:style>
    <style:style style:name="P3" style:family="paragraph" style:parent-style-name="Standard">
      <style:text-properties style:font-name="Century Schoolbook L" officeooo:rsid="001eec71" officeooo:paragraph-rsid="001eec71"/>
    </style:style>
    <style:style style:name="P4" style:family="paragraph" style:parent-style-name="Standard">
      <style:text-properties style:font-name="Century Schoolbook L" officeooo:rsid="001eec71" officeooo:paragraph-rsid="00204936"/>
    </style:style>
    <style:style style:name="P5" style:family="paragraph" style:parent-style-name="Standard">
      <style:text-properties style:font-name="Century Schoolbook L" fo:font-weight="bold" officeooo:rsid="001eec71" officeooo:paragraph-rsid="001eec71" style:font-weight-asian="bold" style:font-weight-complex="bold"/>
    </style:style>
    <style:style style:name="P6" style:family="paragraph" style:parent-style-name="Standard">
      <style:text-properties style:font-name="Century Schoolbook L" officeooo:rsid="00204936" officeooo:paragraph-rsid="00204936"/>
    </style:style>
    <style:style style:name="P7" style:family="paragraph">
      <style:paragraph-properties fo:text-align="start"/>
      <style:text-properties style:text-line-through-style="none" style:text-line-through-type="none" fo:font-family="'Century Schoolbook L'" style:font-style-name="Roman" style:font-family-generic="roman" style:font-pitch="variable" fo:font-size="12pt" fo:font-style="normal" style:text-underline-style="none" fo:font-weight="normal"/>
    </style:style>
    <style:style style:name="P8" style:family="paragraph">
      <style:paragraph-properties fo:text-align="start"/>
      <style:text-properties style:text-line-through-style="none" style:text-line-through-type="none" fo:font-family="'DejaVu Sans'" style:font-style-name="Book" style:font-family-generic="swiss" style:font-pitch="variable" fo:font-size="12pt" fo:font-style="normal" style:text-underline-style="none" fo:font-weight="normal"/>
    </style:style>
    <style:style style:name="P9" style:family="paragraph">
      <style:paragraph-properties fo:text-align="start"/>
      <style:text-properties style:text-line-through-style="none" style:text-line-through-type="none" fo:font-family="'Courier 10 Pitch'" style:font-style-name="Regular" style:font-pitch="variable" fo:font-size="10pt" fo:font-style="normal" style:text-underline-style="none" fo:font-weight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style:font-name="DejaVu Sans"/>
    </style:style>
    <style:style style:name="T3" style:family="text">
      <style:text-properties style:font-name="URW Bookman L"/>
    </style:style>
    <style:style style:name="T4" style:family="text">
      <style:text-properties style:font-name="Courier 10 Pitch"/>
    </style:style>
    <style:style style:name="T5" style:family="text">
      <style:text-properties style:font-name="Courier 10 Pitch" fo:font-size="14pt" style:font-size-asian="14pt" style:font-size-complex="14pt"/>
    </style:style>
    <style:style style:name="T6" style:family="text">
      <style:text-properties officeooo:rsid="00204936"/>
    </style:style>
    <style:style style:name="gr1" style:family="graphic">
      <style:graphic-properties style:wrap="run-through" style:number-wrapped-paragraphs="no-limit" style:vertical-pos="top" style:vertical-rel="baseline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NUX</text:p>
      <text:p text:style-name="P4">FONT Century Schoolbook <draw:control text:anchor-type="as-char" draw:z-index="0" draw:style-name="gr1" draw:text-style-name="P7" svg:width="2.2906in" svg:height="0.2933in" draw:control="control1"/></text:p>
      <text:p text:style-name="P3"><text:span text:style-name="T2">FONT DejaVuSans </text:span><draw:control text:anchor-type="as-char" draw:z-index="1" draw:style-name="gr1" draw:text-style-name="P8" svg:width="2.2906in" svg:height="0.2933in" draw:control="control2"/></text:p>
      <text:p text:style-name="P3"><text:span text:style-name="T3">FONT URW Bookman L</text:span><draw:control text:anchor-type="as-char" draw:z-index="2" draw:style-name="gr1" draw:text-style-name="P7" svg:width="2.2906in" svg:height="0.2933in" draw:control="control3"/></text:p>
      <text:p text:style-name="P5"><text:span text:style-name="T5">FONT Century Schoolbook </text:span><draw:control text:anchor-type="as-char" draw:z-index="3" draw:style-name="gr1" draw:text-style-name="P9" svg:width="2.2906in" svg:height="0.2933in" draw:control="control4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URW Bookman L" svg:font-family="'URW Bookman 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Open Sans Light" svg:font-family="'Open Sans Light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8:29:43.532746137</meta:creation-date>
    <dc:date>2016-03-01T18:44:24.358358636</dc:date>
    <meta:editing-duration>PT14M41S</meta:editing-duration>
    <meta:editing-cycles>2</meta:editing-cycles>
    <meta:generator>LibreOffice/4.3.7.2$Linux_X86_64 LibreOffice_project/430$Build-2</meta:generator>
    <meta:document-statistic meta:table-count="0" meta:image-count="0" meta:object-count="0" meta:page-count="1" meta:paragraph-count="5" meta:word-count="13" meta:character-count="87" meta:non-whitespace-character-count="76"/>
  </office:meta>
</office:document-meta>
</file>